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Trebuchet MS" svg:font-family="Trebuchet MS" style:font-family-generic="swiss" style:font-pitch="variable" svg:panose-1="2 11 6 3 2 2 2 2 2 4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10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11" style:parent-style-name="段落フォント" style:family="text">
      <style:text-properties fo:language="en" fo:country="US"/>
    </style:style>
    <style:style style:name="T12" style:parent-style-name="段落フォント" style:family="text">
      <style:text-properties fo:language="en" fo:country="US"/>
    </style:style>
    <style:style style:name="P13" style:parent-style-name="Standard" style:family="paragraph">
      <style:paragraph-properties fo:text-align="justify"/>
      <style:text-properties fo:language="en" fo:country="US"/>
    </style:style>
    <style:style style:name="P14" style:parent-style-name="Standard" style:family="paragraph">
      <style:paragraph-properties fo:text-align="justify"/>
    </style:style>
    <style:style style:name="T15" style:parent-style-name="段落フォント" style:family="text">
      <style:text-properties fo:language="en" fo:country="US"/>
    </style:style>
    <style:style style:name="T16" style:parent-style-name="段落フォント" style:family="text">
      <style:text-properties fo:color="#FF3366" fo:language="en" fo:country="US"/>
    </style:style>
    <style:style style:name="P17" style:parent-style-name="Standard" style:family="paragraph">
      <style:paragraph-properties fo:text-align="justify" fo:text-indent="0.4916in"/>
      <style:text-properties style:font-name-asian="ＭＳ 明朝" fo:language="en" fo:country="US"/>
    </style:style>
    <style:style style:name="P18" style:parent-style-name="Standard" style:family="paragraph">
      <style:paragraph-properties fo:text-align="justify" fo:text-indent="0.4916in"/>
    </style:style>
    <style:style style:name="T19" style:parent-style-name="段落フォント" style:family="text">
      <style:text-properties fo:color="#000000" fo:language="en" fo:country="US"/>
    </style:style>
    <style:style style:name="P20" style:parent-style-name="Standard" style:family="paragraph">
      <style:paragraph-properties fo:text-align="justify"/>
      <style:text-properties style:font-name="Trebuchet MS" fo:font-weight="bold" style:font-weight-asian="bold" fo:color="#000000" fo:language="en" fo:country="US"/>
    </style:style>
    <style:style style:name="P21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22" style:parent-style-name="Standard" style:family="paragraph">
      <style:paragraph-properties fo:text-align="center" fo:margin-left="0.5in" fo:text-indent="-0.25in">
        <style:tab-stops/>
      </style:paragraph-properties>
      <style:text-properties fo:color="#FF0000" fo:language="en" fo:country="US"/>
    </style:style>
    <style:style style:name="TableColumn24" style:family="table-column">
      <style:table-column-properties style:column-width="0.3923in" style:use-optimal-column-width="false"/>
    </style:style>
    <style:style style:name="TableColumn25" style:family="table-column">
      <style:table-column-properties style:column-width="0.3687in" style:use-optimal-column-width="false"/>
    </style:style>
    <style:style style:name="TableColumn26" style:family="table-column">
      <style:table-column-properties style:column-width="0.3687in" style:use-optimal-column-width="false"/>
    </style:style>
    <style:style style:name="TableColumn27" style:family="table-column">
      <style:table-column-properties style:column-width="0.3527in" style:use-optimal-column-width="false"/>
    </style:style>
    <style:style style:name="Table23" style:family="table">
      <style:table-properties style:width="1.4826in" fo:margin-left="-0.0006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color="#FF0000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-asian="ＭＳ 明朝" fo:color="#FF0000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fo:color="#FF0000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color="#FF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color="#FF0000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fo:color="#FF0000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color="#FF0000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-asian="ＭＳ 明朝" fo:color="#FF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-asian="ＭＳ 明朝" fo:color="#FF0000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color="#FF0000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color="#FF0000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-asian="ＭＳ 明朝" fo:color="#FF0000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FF0000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color="#FF0000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-asian="ＭＳ 明朝" fo:color="#FF0000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color="#FF0000"/>
    </style:style>
    <style:style style:name="P64" style:parent-style-name="Standard" style:family="paragraph">
      <style:paragraph-properties fo:text-align="center" fo:margin-left="0.5in" fo:text-indent="-0.25in">
        <style:tab-stops/>
      </style:paragraph-properties>
      <style:text-properties fo:color="#FF0000" fo:language="en" fo:country="US"/>
    </style:style>
    <style:style style:name="P65" style:parent-style-name="Standard" style:family="paragraph">
      <style:paragraph-properties fo:text-align="center" fo:margin-left="0.5in" fo:text-indent="-0.25in">
        <style:tab-stops/>
      </style:paragraph-properties>
      <style:text-properties fo:color="#FF0000" fo:language="en" fo:country="US"/>
    </style:style>
    <style:style style:name="TableColumn67" style:family="table-column">
      <style:table-column-properties style:column-width="0.3923in" style:use-optimal-column-width="false"/>
    </style:style>
    <style:style style:name="TableColumn68" style:family="table-column">
      <style:table-column-properties style:column-width="0.3687in" style:use-optimal-column-width="false"/>
    </style:style>
    <style:style style:name="TableColumn69" style:family="table-column">
      <style:table-column-properties style:column-width="0.3687in" style:use-optimal-column-width="false"/>
    </style:style>
    <style:style style:name="TableColumn70" style:family="table-column">
      <style:table-column-properties style:column-width="0.3527in" style:use-optimal-column-width="false"/>
    </style:style>
    <style:style style:name="Table66" style:family="table">
      <style:table-properties style:width="1.4826in" fo:margin-left="-0.0006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color="#FF0000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color="#FF0000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-asian="ＭＳ 明朝" fo:color="#FF0000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color="#FF0000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-asian="ＭＳ 明朝" fo:color="#FF0000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color="#FF0000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color="#FF0000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color="#FF00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color="#FF0000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color="#FF0000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color="#FF0000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-asian="ＭＳ 明朝" fo:color="#FF0000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color="#FF0000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-asian="ＭＳ 明朝" fo:color="#FF0000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color="#FF0000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color="#FF0000"/>
    </style:style>
    <style:style style:name="P107" style:parent-style-name="Standard" style:family="paragraph">
      <style:paragraph-properties fo:text-align="center" fo:margin-left="0.5in" fo:text-indent="-0.25in">
        <style:tab-stops/>
      </style:paragraph-properties>
      <style:text-properties fo:color="#FF0000" fo:language="en" fo:country="US"/>
    </style:style>
    <style:style style:name="P10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0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10" style:parent-style-name="Standard" style:family="paragraph">
      <style:paragraph-properties fo:text-align="justify"/>
    </style:style>
    <style:style style:name="T111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112" style:parent-style-name="段落フォント" style:family="text">
      <style:text-properties fo:color="#000000" fo:language="en" fo:country="US"/>
    </style:style>
    <style:style style:name="P113" style:parent-style-name="Standard" style:family="paragraph">
      <style:paragraph-properties fo:text-align="justify"/>
      <style:text-properties fo:color="#000000" fo:language="en" fo:country="US"/>
    </style:style>
    <style:style style:name="P114" style:parent-style-name="Standard" style:family="paragraph">
      <style:paragraph-properties fo:text-align="justify"/>
    </style:style>
    <style:style style:name="T115" style:parent-style-name="段落フォント" style:family="text">
      <style:text-properties fo:color="#000000" fo:language="en" fo:country="US"/>
    </style:style>
    <style:style style:name="T116" style:parent-style-name="段落フォント" style:family="text">
      <style:text-properties fo:color="#FF3366" fo:language="en" fo:country="US"/>
    </style:style>
    <style:style style:name="P117" style:parent-style-name="Standard" style:family="paragraph">
      <style:paragraph-properties fo:text-align="justify" fo:text-indent="0.5in"/>
      <style:text-properties style:font-name-asian="ＭＳ 明朝" fo:language="en" fo:country="US"/>
    </style:style>
    <style:style style:name="P118" style:parent-style-name="Standard" style:family="paragraph">
      <style:paragraph-properties fo:text-align="justify"/>
    </style:style>
    <style:style style:name="T119" style:parent-style-name="段落フォント" style:family="text">
      <style:text-properties fo:color="#FF0000" fo:language="en" fo:country="US"/>
    </style:style>
    <style:style style:name="T120" style:parent-style-name="段落フォント" style:family="text">
      <style:text-properties fo:color="#000000" fo:language="en" fo:country="US"/>
    </style:style>
    <style:style style:name="T121" style:parent-style-name="段落フォント" style:family="text">
      <style:text-properties fo:color="#000000" fo:language="en" fo:country="US"/>
    </style:style>
    <style:style style:name="P122" style:parent-style-name="Standard" style:family="paragraph">
      <style:paragraph-properties fo:text-align="justify"/>
      <style:text-properties fo:color="#000000" fo:language="en" fo:country="US"/>
    </style:style>
    <style:style style:name="P123" style:parent-style-name="Standard" style:family="paragraph">
      <style:paragraph-properties fo:text-align="justify"/>
      <style:text-properties fo:color="#000000" fo:language="en" fo:country="US"/>
    </style:style>
    <style:style style:name="TableColumn125" style:family="table-column">
      <style:table-column-properties style:column-width="0.3847in" style:use-optimal-column-width="false"/>
    </style:style>
    <style:style style:name="TableColumn126" style:family="table-column">
      <style:table-column-properties style:column-width="0.3687in" style:use-optimal-column-width="false"/>
    </style:style>
    <style:style style:name="TableColumn127" style:family="table-column">
      <style:table-column-properties style:column-width="0.368in" style:use-optimal-column-width="false"/>
    </style:style>
    <style:style style:name="TableColumn128" style:family="table-column">
      <style:table-column-properties style:column-width="0.3527in" style:use-optimal-column-width="false"/>
    </style:style>
    <style:style style:name="TableColumn129" style:family="table-column">
      <style:table-column-properties style:column-width="0.3763in" style:use-optimal-column-width="false"/>
    </style:style>
    <style:style style:name="TableColumn130" style:family="table-column">
      <style:table-column-properties style:column-width="0.3847in" style:use-optimal-column-width="false"/>
    </style:style>
    <style:style style:name="TableColumn131" style:family="table-column">
      <style:table-column-properties style:column-width="0.3368in" style:use-optimal-column-width="false"/>
    </style:style>
    <style:style style:name="TableColumn132" style:family="table-column">
      <style:table-column-properties style:column-width="0.3284in" style:use-optimal-column-width="false"/>
    </style:style>
    <style:style style:name="Table124" style:family="table">
      <style:table-properties style:width="2.9006in" fo:margin-left="-0.0006in" table:align="lef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fo:color="#800000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fo:color="#800000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fo:color="#800000"/>
    </style:style>
    <style:style style:name="TableCell1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fo:color="#800000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fo:color="#800000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-asian="ＭＳ 明朝" fo:color="#800000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fo:color="#800000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  <style:text-properties fo:color="#800000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fo:color="#800000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-asian="ＭＳ 明朝" fo:color="#800000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fo:color="#800000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  <style:text-properties style:font-name-asian="ＭＳ 明朝" fo:color="#800000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fo:color="#800000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fo:color="#800000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fo:color="#800000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fo:color="#800000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-asian="ＭＳ 明朝" fo:color="#800000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fo:color="#800000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fo:color="#800000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fo:color="#800000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fo:color="#800000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fo:color="#800000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-asian="ＭＳ 明朝" fo:color="#800000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fo:color="#800000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-asian="ＭＳ 明朝" fo:color="#800000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fo:color="#800000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-asian="ＭＳ 明朝" fo:color="#800000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fo:color="#800000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fo:color="#800000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fo:color="#800000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fo:color="#800000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fo:color="#800000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fo:color="#800000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fo:color="#800000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fo:color="#800000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-asian="ＭＳ 明朝" fo:color="#800000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fo:color="#800000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-asian="ＭＳ 明朝" fo:color="#800000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fo:color="#800000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fo:color="#80000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fo:color="#800000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-asian="ＭＳ 明朝" fo:color="#800000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fo:color="#800000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fo:color="#800000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fo:color="#800000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fo:color="#800000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fo:color="#800000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-asian="ＭＳ 明朝" fo:color="#800000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fo:color="#800000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fo:color="#800000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fo:color="#800000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fo:color="#800000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-asian="ＭＳ 明朝" fo:color="#800000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fo:color="#800000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-asian="ＭＳ 明朝" fo:color="#800000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fo:color="#800000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fo:color="#800000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fo:color="#800000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-asian="ＭＳ 明朝" fo:color="#800000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fo:color="#800000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-asian="ＭＳ 明朝" fo:color="#800000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fo:color="#800000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fo:color="#800000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fo:color="#800000"/>
    </style:style>
    <style:style style:name="P269" style:parent-style-name="Standard" style:family="paragraph">
      <style:paragraph-properties fo:text-align="justify"/>
      <style:text-properties fo:color="#000000" fo:language="en" fo:country="US"/>
    </style:style>
  </office:automatic-styles>
  <office:body>
    <office:text text:use-soft-page-breaks="true">
      <text:p text:style-name="P1">Exercise 10. Answer Sheet</text:p>
      <text:p text:style-name="P2"/>
      <text:p text:style-name="P3"/>
      <text:p text:style-name="P4">Student's Name: Tomonori Masubuchi<text:tab/><text:tab/>Student's ID: s1240078</text:p>
      <text:p text:style-name="P5"/>
      <text:p text:style-name="P6"/>
      <text:p text:style-name="P7"/>
      <text:p text:style-name="P8"><text:span text:style-name="T9">Problem 1.</text:span><text:span text:style-name="T10"><text:s/></text:span><text:span text:style-name="T11"><text:s/>(40 points) Consider a 4-queens problem: On a 4x4 chess board put 4 queens in such</text:span><text:span text:style-name="T12"><text:s/>way that they don't attack each other.</text:span></text:p>
      <text:p text:style-name="P13"><text:tab/></text:p>
      <text:p text:style-name="P14"><text:span text:style-name="T15"><text:tab/>a) (20 points) How many solutions are there? <text:s text:c="4"/></text:span><text:span text:style-name="T16">Put your answer here.</text:span></text:p>
      <text:p text:style-name="P17">1(2) <text:s/>#() is variation</text:p>
      <text:p text:style-name="P18"><text:span text:style-name="T19">b) (20 points) Draw your solutions using 4x4 table and put Q at the queen positions.</text:span></text:p>
      <text:p text:style-name="P20"/>
      <text:p text:style-name="P21"/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Q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Q</text:p>
          </table:table-cell>
        </table:table-row>
        <table:table-row table:style-name="TableRow46">
          <table:table-cell table:style-name="TableCell47">
            <text:p text:style-name="P48">Q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Q</text:p>
          </table:table-cell>
          <table:table-cell table:style-name="TableCell62">
            <text:p text:style-name="P63"/>
          </table:table-cell>
        </table:table-row>
      </table:table>
      <text:p text:style-name="P64"/>
      <text:p text:style-name="P65"/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>Q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Q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>Q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>Q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/>
      <text:p text:style-name="P108"/>
      <text:p text:style-name="P109"/>
      <text:p text:style-name="P110"><text:span text:style-name="T111">Problem 2. <text:s/></text:span><text:span text:style-name="T112">(60 points) Write a program implementing the 8-queens problem. Upload your code. Using your program answer the following questions?</text:span></text:p>
      <text:p text:style-name="P113"/>
      <text:p text:style-name="P114"><text:span text:style-name="T115"><text:tab/>a) (30 points) How many solutions are there? <text:s text:c="2"/></text:span><text:span text:style-name="T116">Put your answer here.</text:span></text:p>
      <text:p text:style-name="P117">12(92) #() is variation</text:p>
      <text:p text:style-name="P118"><text:span text:style-name="T119"><text:tab/></text:span><text:span text:style-name="T120">b) (30 points)<text:s/></text:span><text:span text:style-name="T121">Draw one of the solutions in the table below.</text:span></text:p>
      <text:p text:style-name="P122"/>
      <text:p text:style-name="P123"/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>Ｑ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>Q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Q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>Q</text:p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Q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Q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Q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>Q</text:p>
          </table:table-cell>
          <table:table-cell table:style-name="TableCell259">
            <text:p text:style-name="P260"/>
          </table:table-cell>
          <table:table-cell table:style-name="TableCell261">
            <text:p text:style-name="P262">Q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</table:table>
      <text:p text:style-name="P2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Trebuchet MS" svg:font-family="Trebuchet MS" style:font-family-generic="swiss" style:font-pitch="variable" svg:panose-1="2 11 6 3 2 2 2 2 2 4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ＭＳ 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見出し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増渕 那典</dc:creator>
    <meta:creation-date>2007-10-10T15:42:00Z</meta:creation-date>
    <dc:date>2018-05-30T23:22:00Z</dc:date>
    <meta:print-date>2012-07-02T18:13:00Z</meta:print-date>
    <meta:template xlink:href="Normal" xlink:type="simple"/>
    <meta:editing-cycles>48</meta:editing-cycles>
    <meta:editing-duration>PT124320S</meta:editing-duration>
    <meta:document-statistic meta:page-count="1" meta:paragraph-count="1" meta:word-count="126" meta:character-count="846" meta:row-count="6" meta:non-whitespace-character-count="721"/>
  </office:meta>
</office:document-meta>
</file>